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ntium" svg:font-family="Gentium" style:font-family-generic="swiss"/>
    <style:font-face style:name="Gentium-Italic" svg:font-family="Gentium-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2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3.422cm" fo:break-before="auto" style:use-optimal-row-height="true"/>
    </style:style>
    <style:style style:name="ro13" style:family="table-row">
      <style:table-row-properties style:row-height="3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9" style:family="table-cell" style:parent-style-name="Default">
      <style:text-properties style:use-window-font-color="true" style:text-outline="false" style:text-line-through-style="none" style:font-name="Gentium-Italic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5.65000009536743pt" style:language-complex="en" style:country-complex="US" style:font-style-complex="italic" style:font-weight-complex="normal" style:text-emphasize="none" style:font-relief="none"/>
    </style:style>
    <style:style style:name="T1" style:family="text">
      <style:text-properties style:font-name="Gentium-Italic" fo:font-size="10pt" fo:font-style="italic" style:font-name-asian="Gentium-Italic" style:font-size-asian="10pt" style:font-style-asian="italic" style:font-name-complex="Gentium-Italic" style:font-size-complex="5.69999980926514pt" style:font-style-complex="italic"/>
    </style:style>
    <style:style style:name="T2" style:family="text">
      <style:text-properties style:font-name="Gentium" fo:font-size="10pt" style:font-name-asian="Gentium" style:font-size-asian="10pt" style:font-name-complex="Gentium" style:font-size-complex="5.69999980926514pt"/>
    </style:style>
  </office:automatic-styles>
  <office:body>
    <office:spreadsheet>
      <table:table table:name="Feuille1" table:style-name="ta1" table:print="false">
        <table:table-column table:style-name="co5" table:default-cell-style-name="ce1"/>
        <table:table-column table:style-name="co2" table:number-columns-repeated="1015" table:default-cell-style-name="ce1"/>
        <table:table-row table:style-name="ro2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1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office:value-type="string">
            <text:p>tɨk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8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office:value-type="string">
            <text:p>dʰap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office:value-type="string">
            <text:p>cʰens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/>
          <table:table-cell table:style-name="ce3"/>
          <table:table-cell table:style-name="ce7"/>
          <table:table-cell table:style-name="ce3"/>
          <table:table-cell table:number-columns-repeated="1005"/>
        </table:table-row>
        <table:table-row table:style-name="ro3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office:value-type="string">
            <text:p>pir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9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office:value-type="string">
            <text:p>pɨ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office:value-type="string">
            <text:p>pem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office:value-type="string">
            <text:p>putt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office:value-type="string">
            <text:p>por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office:value-type="string">
            <text:p>pat</text:p>
          </table:table-cell>
          <table:table-cell table:style-name="ce3" office:value-type="string">
            <text:p>patma (para) </text:p>
          </table:table-cell>
          <table:table-cell table:style-name="ce7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office:value-type="string">
            <text:p>puk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/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office:value-type="string">
            <text:p>tap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office:value-type="string">
            <text:p>takt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office:value-type="string">
            <text:p>ti</text:p>
          </table:table-cell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tɨŋt</text:p>
          </table:table-cell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office:value-type="string">
            <text:p>tim</text:p>
          </table:table-cell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office:value-type="string">
            <text:p>tont</text:p>
          </table:table-cell>
          <table:table-cell table:style-name="ce10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office:value-type="string">
            <text:p>tu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8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office:value-type="string">
            <text:p>toŋ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office:value-type="string">
            <text:p>tuk</text:p>
          </table:table-cell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office:value-type="string">
            <text:p>tup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8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office:value-type="string">
            <text:p>tums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office:value-type="string">
            <text:p>tum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umt</text:p>
          </table:table-cell>
          <table:table-cell/>
          <table:table-cell table:style-name="ce3"/>
          <table:table-cell/>
          <table:table-cell table:style-name="ce3" office:value-type="string">
            <text:p>dhumt</text:p>
          </table:table-cell>
          <table:table-cell office:value-type="string">
            <text:p>blow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(mi~) tupt </text:p>
          </table:table-cell>
          <table:table-cell office:value-type="string">
            <text:p>blow (a fire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office:value-type="string">
            <text:p>cekt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office:value-type="string">
            <text:p>ca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7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office:value-type="string">
            <text:p>cak</text:p>
          </table:table-cell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ceŋs</text:p>
          </table:table-cell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office:value-type="string">
            <text:p>cɨk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cokt</text:p>
          </table:table-cell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cukt</text:p>
          </table:table-cell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office:value-type="string">
            <text:p>sunt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/>
          <table:table-cell table:style-name="ce3"/>
          <table:table-cell/>
          <table:table-cell table:style-name="ce3" office:value-type="string">
            <text:p>kak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office:value-type="string">
            <text:p>ken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akt</text:p>
          </table:table-cell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3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office:value-type="string">
            <text:p>kams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office:value-type="string">
            <text:p>kaŋs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office:value-type="string">
            <text:p>kaŋt</text:p>
          </table:table-cell>
          <table:table-cell table:style-name="ce11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ɨs</text:p>
          </table:table-cell>
          <table:table-cell table:style-name="ce3" office:value-type="string">
            <text:p>kɨma (kɨsa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office:value-type="string">
            <text:p>kup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ol</text:p>
          </table:table-cell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kopt</text:p>
          </table:table-cell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office:value-type="string">
            <text:p>kɨk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kum &gt; gum; kum &gt; kum-s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khums</text:p>
          </table:table-cell>
          <table:table-cell office:value-type="string">
            <text:p>to bend down (sth. or so.), to tame, to train, to order about</text:p>
          </table:table-cell>
          <table:table-cell table:number-columns-repeated="1004"/>
        </table:table-row>
        <table:table-row table:style-name="ro2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office:value-type="string">
            <text:p>kums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office:value-type="string">
            <text:p>kup</text:p>
          </table:table-cell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office:value-type="string">
            <text:p>haŋ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office:value-type="string">
            <text:p>hapt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has</text:p>
          </table:table-cell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office:value-type="string">
            <text:p>han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office:value-type="string">
            <text:p>hek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office:value-type="string">
            <text:p>hep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office:value-type="string">
            <text:p>hil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hɨŋ</text:p>
          </table:table-cell>
          <table:table-cell table:style-name="ce11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office:value-type="string">
            <text:p>hip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office:value-type="string">
            <text:p>hip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office:value-type="string">
            <text:p>hop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office:value-type="string">
            <text:p>hom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office:value-type="string">
            <text:p>hoŋs</text:p>
          </table:table-cell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office:value-type="string">
            <text:p>hukt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2"/>
          <table:table-cell table:style-name="Default"/>
          <table:table-cell table:number-columns-repeated="1004"/>
        </table:table-row>
        <table:table-row table:style-name="ro2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office:value-type="string">
            <text:p>huŋ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office:value-type="string">
            <text:p>hɨtt</text:p>
          </table:table-cell>
          <table:table-cell table:style-name="ce11" office:value-type="string">
            <text:p>hɨtma (hɨttu)</text:p>
          </table:table-cell>
          <table:table-cell office:value-type="string">
            <text:p>burn</text:p>
          </table:table-cell>
          <table:table-cell table:style-name="ce11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jak</text:p>
          </table:table-cell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 table:number-columns-repeated="2"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aŋ</text:p>
          </table:table-cell>
          <table:table-cell table:style-name="ce7" office:value-type="string">
            <text:p>a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7" office:value-type="string">
            <text:p>jaŋs</text:p>
          </table:table-cell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jas</text:p>
          </table:table-cell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8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office:value-type="string">
            <text:p>joŋ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9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office:value-type="string">
            <text:p>ju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7" office:value-type="string">
            <text:p>juŋ</text:p>
          </table:table-cell>
          <table:table-cell table:style-name="ce7" office:value-type="string">
            <text:p>u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7" office:value-type="string">
            <text:p>juŋ</text:p>
          </table:table-cell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office:value-type="string">
            <text:p>jup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office:value-type="string">
            <text:p>kʰekt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office:value-type="string">
            <text:p>keŋ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office:value-type="string">
            <text:p>kept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office:value-type="string">
            <text:p>kʰ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office:value-type="string">
            <text:p>kʰep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office:value-type="string">
            <text:p>kʰɨs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office:value-type="string">
            <text:p>kʰol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2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office:value-type="string">
            <text:p>kʰɨt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7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office:value-type="string">
            <text:p>kapt</text:p>
          </table:table-cell>
          <table:table-cell table:style-name="ce11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office:value-type="string">
            <text:p>kʰat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office:value-type="string">
            <text:p>kʰum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office:value-type="string">
            <text:p>kʰap</text:p>
          </table:table-cell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10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9" office:value-type="string">
            <text:p>help to walk from behind (a child)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9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office:value-type="string">
            <text:p>kʰunt</text:p>
          </table:table-cell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office:value-type="string">
            <text:p>kʰoŋ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office:value-type="string">
            <text:p>kʰok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/>
          <table:table-cell table:style-name="ce11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office:value-type="string">
            <text:p>kuŋ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/>
          <table:table-cell office:value-type="string">
            <text:p>kɤɣ</text:p>
          </table:table-cell>
          <table:table-cell table:number-columns-repeated="1003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office:value-type="string">
            <text:p>kʰɨn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office:value-type="string">
            <text:p>kʰur</text:p>
          </table:table-cell>
          <table:table-cell table:style-name="ce3" office:value-type="string">
            <text:p>kʰunma (kʰuju)</text:p>
          </table:table-cell>
          <table:table-cell table:style-name="ce7" office:value-type="string">
            <text:p>to carry</text:p>
          </table:table-cell>
          <table:table-cell table:style-name="ce3"/>
          <table:table-cell table:style-name="ce7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9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office:value-type="string">
            <text:p>lek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office:value-type="string">
            <text:p>lok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office:value-type="string">
            <text:p>len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office:value-type="string">
            <text:p>lɨs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office:value-type="string">
            <text:p>lim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2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office:value-type="string">
            <text:p>la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office:value-type="string">
            <text:p>lak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office:value-type="string">
            <text:p>lam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office:value-type="string">
            <text:p>lap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lett</text:p>
          </table:table-cell>
          <table:table-cell office:value-type="string">
            <text:p>et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litt</text:p>
          </table:table-cell>
          <table:table-cell table:style-name="ce3" office:value-type="string">
            <text:p>litma (littu)</text:p>
          </table:table-cell>
          <table:table-cell office:value-type="string">
            <text:p>to plant, to sow</text:p>
          </table:table-cell>
          <table:table-cell table:style-name="ce3" office:value-type="string">
            <text:p>lett</text:p>
          </table:table-cell>
          <table:table-cell office:value-type="string">
            <text:p>to plant</text:p>
          </table:table-cell>
          <table:table-cell table:number-columns-repeated="1004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office:value-type="string">
            <text:p>lem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office:value-type="string">
            <text:p>let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office:value-type="string">
            <text:p>lim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 table:number-columns-repeated="2"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office:value-type="string">
            <text:p>lu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office:value-type="string">
            <text:p>lukt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office:value-type="string">
            <text:p>lumt</text:p>
          </table:table-cell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office:value-type="string">
            <text:p>lut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makt</text:p>
          </table:table-cell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2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mas</text:p>
          </table:table-cell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office:value-type="string">
            <text:p>mat</text:p>
          </table:table-cell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5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/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office:value-type="string">
            <text:p>makt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office:value-type="string">
            <text:p>mapt</text:p>
          </table:table-cell>
          <table:table-cell table:style-name="ce3" office:value-type="string">
            <text:p>mapma (maptu)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office:value-type="string">
            <text:p>met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office:value-type="string">
            <text:p>mu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office:value-type="string">
            <text:p>mu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mutt</text:p>
          </table:table-cell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office:value-type="string">
            <text:p>nɨk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/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5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office:value-type="string">
            <text:p>nam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8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office:value-type="string">
            <text:p>nuk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3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office:value-type="string">
            <text:p>nett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12"/>
          <table:table-cell table:number-columns-repeated="2"/>
          <table:table-cell office:value-type="string">
            <text:p>sŋur</text:p>
          </table:table-cell>
          <table:table-cell table:number-columns-repeated="1002"/>
        </table:table-row>
        <table:table-row table:style-name="ro2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ŋapt</text:p>
          </table:table-cell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ŋos</text:p>
          </table:table-cell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2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office:value-type="string">
            <text:p>bʰes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office:value-type="string">
            <text:p>bitt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office:value-type="string">
            <text:p>pʰan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pʰent</text:p>
          </table:table-cell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office:value-type="string">
            <text:p>pʰɨp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office:value-type="string">
            <text:p>pʰas</text:p>
          </table:table-cell>
          <table:table-cell table:style-name="ce16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1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office:value-type="string">
            <text:p>puk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office:value-type="string">
            <text:p>bʰil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office:value-type="string">
            <text:p>bʰokt</text:p>
          </table:table-cell>
          <table:table-cell table:style-name="ce3" office:value-type="string">
            <text:p>bʰokma (bʰoktu)</text:p>
          </table:table-cell>
          <table:table-cell table:style-name="ce7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office:value-type="string">
            <text:p>bat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office:value-type="string">
            <text:p>ba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office:value-type="string">
            <text:p>pam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prɑŋ &gt; prɑŋ-t</text:p>
          </table:table-cell>
          <table:table-cell office:value-type="string">
            <text:p>proŋ</text:p>
          </table:table-cell>
          <table:table-cell table:style-name="ce3" office:value-type="string">
            <text:p>proŋ</text:p>
          </table:table-cell>
          <table:table-cell office:value-type="string">
            <text:p>weave</text:p>
          </table:table-cell>
          <table:table-cell table:style-name="ce3"/>
          <table:table-cell table:number-columns-repeated="2"/>
          <table:table-cell office:value-type="string">
            <text:p>baŋt</text:p>
          </table:table-cell>
          <table:table-cell table:style-name="ce3" office:value-type="string">
            <text:p>baŋma (baŋtu)</text:p>
          </table:table-cell>
          <table:table-cell office:value-type="string">
            <text:p>weave</text:p>
          </table:table-cell>
          <table:table-cell table:style-name="ce3"/>
          <table:table-cell/>
          <table:table-cell office:value-type="string">
            <text:p>pɣo</text:p>
          </table:table-cell>
          <table:table-cell office:value-type="string">
            <text:p>ɴpʰaŋ.ma</text:p>
          </table:table-cell>
          <table:table-cell office:value-type="string">
            <text:p>纺</text:p>
          </table:table-cell>
          <table:table-cell table:number-columns-repeated="1001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bʰuŋs</text:p>
          </table:table-cell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table:style-name="ce9" office:value-type="string">
            <text:p>ɴpʰuŋ, pʰuŋ</text:p>
          </table:table-cell>
          <table:table-cell table:number-columns-repeated="1002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7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office:value-type="string">
            <text:p>pum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7" office:value-type="string">
            <text:p>r[e|ɛ]kt</text:p>
          </table:table-cell>
          <table:table-cell table:style-name="ce7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7"/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3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office:value-type="string">
            <text:p>rop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 table:number-columns-repeated="2"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office:value-type="string">
            <text:p>raŋt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1">
          <table:table-cell table:style-name="ce7" office:value-type="string">
            <text:p>re[t]</text:p>
          </table:table-cell>
          <table:table-cell table:style-name="ce7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7" office:value-type="string">
            <text:p>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7" office:value-type="string">
            <text:p>rɛp</text:p>
          </table:table-cell>
          <table:table-cell table:style-name="ce7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7" office:value-type="string">
            <text:p>ep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office:value-type="string">
            <text:p>jɨŋ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7" office:value-type="string">
            <text:p>ront</text:p>
          </table:table-cell>
          <table:table-cell table:style-name="ce7" office:value-type="string">
            <text:p>ont</text:p>
          </table:table-cell>
          <table:table-cell table:style-name="ce3"/>
          <table:table-cell table:style-name="ce7"/>
          <table:table-cell table:style-name="ce3" office:value-type="string">
            <text:p>ron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7" office:value-type="string">
            <text:p>ron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8">
          <table:table-cell table:style-name="ce7" office:value-type="string">
            <text:p>ru[m|p]t &gt; rups</text:p>
          </table:table-cell>
          <table:table-cell table:style-name="ce7" office:value-type="string">
            <text:p>umt</text:p>
          </table:table-cell>
          <table:table-cell table:style-name="ce3"/>
          <table:table-cell table:style-name="ce7"/>
          <table:table-cell table:style-name="ce3" office:value-type="string">
            <text:p>rum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7"/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office:value-type="string">
            <text:p>ruŋs</text:p>
          </table:table-cell>
          <table:table-cell table:style-name="ce17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14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office:value-type="string">
            <text:p>sek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office:value-type="string">
            <text:p>sin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office:value-type="string">
            <text:p>sak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8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seŋs</text:p>
          </table:table-cell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 (of weather)</text:p>
          </table:table-cell>
          <table:table-cell table:number-columns-repeated="1004"/>
        </table:table-row>
        <table:table-row table:style-name="ro9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office:value-type="string">
            <text:p>se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9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office:value-type="string">
            <text:p>sɨ</text:p>
          </table:table-cell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office:value-type="string">
            <text:p>si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office:value-type="string">
            <text:p>sim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office:value-type="string">
            <text:p>sol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sukt</text:p>
          </table:table-cell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office:value-type="string">
            <text:p>sus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office:value-type="string">
            <text:p>dʰel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8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8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3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office:value-type="string">
            <text:p>dhan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5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dhams</text:p>
          </table:table-cell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9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/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office:value-type="string">
            <text:p>dat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office:value-type="string">
            <text:p>dʰek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i</text:p>
          </table:table-cell>
          <table:table-cell office:value-type="string">
            <text:p>tʰem</text:p>
          </table:table-cell>
          <table:table-cell table:style-name="ce3" office:value-type="string">
            <text:p>tʰemma (tʰema)</text:p>
          </table:table-cell>
          <table:table-cell table:style-name="ce7" office:value-type="string">
            <text:p>be lost</text:p>
          </table:table-cell>
          <table:table-cell table:style-name="ce3"/>
          <table:table-cell table:style-name="ce7" table:number-columns-repeated="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office:value-type="string">
            <text:p>tʰen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tʰaŋ</text:p>
          </table:table-cell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4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office:value-type="string">
            <text:p>tʰant</text:p>
          </table:table-cell>
          <table:table-cell table:style-name="ce3" office:value-type="string">
            <text:p>tʰanma (tʰantu)</text:p>
          </table:table-cell>
          <table:table-cell table:style-name="ce7" office:value-type="string">
            <text:p>to make stand</text:p>
          </table:table-cell>
          <table:table-cell table:style-name="ce12"/>
          <table:table-cell table:style-name="ce13"/>
          <table:table-cell table:style-name="ce7"/>
          <table:table-cell table:number-columns-repeated="1003"/>
        </table:table-row>
        <table:table-row table:style-name="ro8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office:value-type="string">
            <text:p>tʰin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ʰ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tʰokt</text:p>
          </table:table-cell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8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/>
          <table:table-cell table:style-name="ce3"/>
          <table:table-cell table:style-name="ce7"/>
          <table:table-cell table:style-name="ce3" office:value-type="string">
            <text:p>thoks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office:value-type="string">
            <text:p>tʰukt</text:p>
          </table:table-cell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dint</text:p>
          </table:table-cell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13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dʰokt</text:p>
          </table:table-cell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office:value-type="string">
            <text:p>cʰakt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office:value-type="string">
            <text:p>cʰek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office:value-type="string">
            <text:p>cʰems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office:value-type="string">
            <text:p>cʰak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office:value-type="string">
            <text:p>cʰams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 office:value-type="string">
            <text:p>vt</text:p>
          </table:table-cell>
          <table:table-cell office:value-type="string">
            <text:p>cʰaŋt</text:p>
          </table:table-cell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office:value-type="string">
            <text:p>cʰɨk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office:value-type="string">
            <text:p>cin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office:value-type="string">
            <text:p>cʰem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14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/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cʰuŋs</text:p>
          </table:table-cell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5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>
            <text:p>tsir &gt; dz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office:value-type="string">
            <text:p>cir</text:p>
          </table:table-cell>
          <table:table-cell table:style-name="ce3" office:value-type="string">
            <text:p>cinma (cia)</text:p>
          </table:table-cell>
          <table:table-cell office:value-type="string">
            <text:p>en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cʰit</text:p>
          </table:table-cell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office:value-type="string">
            <text:p>cʰor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office:value-type="string">
            <text:p>cʰukt</text:p>
          </table:table-cell>
          <table:table-cell table:style-name="ce3" office:value-type="string">
            <text:p>cʰukma (cʰukta)</text:p>
          </table:table-cell>
          <table:table-cell table:style-name="ce7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sum &gt; 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office:value-type="string">
            <text:p>cums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cʰums</text:p>
          </table:table-cell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office:value-type="string">
            <text:p>cunt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8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office:value-type="string">
            <text:p>cʰum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office:value-type="string">
            <text:p>duŋ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office:value-type="string">
            <text:p>dʰup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office:value-type="string">
            <text:p>dʰuŋs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13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 table:number-columns-repeated="2"/>
          <table:table-cell office:value-type="string">
            <text:p>wat</text:p>
          </table:table-cell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office:value-type="string">
            <text:p>op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/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3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/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8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/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2"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/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/>
          <table:table-cell table:style-name="ce11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7"/>
          <table:table-cell table:style-name="ce3" office:value-type="string">
            <text:p>ʔek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7"/>
          <table:table-cell table:style-name="ce3"/>
          <table:table-cell/>
          <table:table-cell table:style-name="ce3" office:value-type="string">
            <text:p>ɛk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/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/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/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/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/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/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1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7"/>
          <table:table-cell table:style-name="ce3" office:value-type="string">
            <text:p>ʔor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7"/>
          <table:table-cell table:style-name="ce3"/>
          <table:table-cell/>
          <table:table-cell table:style-name="ce3" office:value-type="string">
            <text:p>ɔˀr 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/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8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/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2">
          <table:table-cell office:value-type="string">
            <text:p>ʔ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/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ʔ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/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ʔwɑp &gt; ʔwɑp-t / ʔ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/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2">
          <table:table-cell office:value-type="string">
            <text:p>ʔokt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 office:value-type="string">
            <text:p>ʔokt</text:p>
          </table:table-cell>
          <table:table-cell office:value-type="string">
            <text:p>bend (wood)</text:p>
          </table:table-cell>
          <table:table-cell office:value-type="string">
            <text:p>vt-i</text:p>
          </table:table-cell>
          <table:table-cell/>
          <table:table-cell table:style-name="ce3" office:value-type="string">
            <text:p>ʔokma (ʔoktu)</text:p>
          </table:table-cell>
          <table:table-cell office:value-type="string">
            <text:p>bend</text:p>
          </table:table-cell>
          <table:table-cell table:style-name="ce3"/>
          <table:table-cell table:number-columns-repeated="1005"/>
        </table:table-row>
        <table:table-row table:style-name="ro2">
          <table:table-cell office:value-type="string">
            <text:p>ʔen, hen</text:p>
          </table:table-cell>
          <table:table-cell office:value-type="string">
            <text:p>en</text:p>
          </table:table-cell>
          <table:table-cell table:number-columns-repeated="2"/>
          <table:table-cell office:value-type="string">
            <text:p>ʔen</text:p>
          </table:table-cell>
          <table:table-cell office:value-type="string">
            <text:p>be left unfinished</text:p>
          </table:table-cell>
          <table:table-cell office:value-type="string">
            <text:p>vi</text:p>
          </table:table-cell>
          <table:table-cell/>
          <table:table-cell office:value-type="string">
            <text:p>henma (hena)</text:p>
          </table:table-cell>
          <table:table-cell office:value-type="string">
            <text:p>to remain, to be left over</text:p>
          </table:table-cell>
          <table:table-cell table:number-columns-repeated="1006"/>
        </table:table-row>
        <table:table-row table:style-name="ro1">
          <table:table-cell office:value-type="string">
            <text:p>[t|d][i|ɛ]pt</text:p>
          </table:table-cell>
          <table:table-cell office:value-type="string">
            <text:p>ipt</text:p>
          </table:table-cell>
          <table:table-cell table:number-columns-repeated="6"/>
          <table:table-cell table:style-name="ce18" office:value-type="string">
            <text:p>dipma (diptu)</text:p>
          </table:table-cell>
          <table:table-cell office:value-type="string">
            <text:p>cover</text:p>
          </table:table-cell>
          <table:table-cell office:value-type="string">
            <text:p>tɛpt</text:p>
          </table:table-cell>
          <table:table-cell office:value-type="string">
            <text:p>cover</text:p>
          </table:table-cell>
          <table:table-cell table:number-columns-repeated="1004"/>
        </table:table-row>
        <table:table-row table:style-name="ro1">
          <table:table-cell office:value-type="string">
            <text:p>grok</text:p>
          </table:table-cell>
          <table:table-cell office:value-type="string">
            <text:p>ok</text:p>
          </table:table-cell>
          <table:table-cell table:number-columns-repeated="2"/>
          <table:table-cell office:value-type="string">
            <text:p>ghrokt</text:p>
          </table:table-cell>
          <table:table-cell office:value-type="string">
            <text:p>throw</text:p>
          </table:table-cell>
          <table:table-cell office:value-type="string">
            <text:p>vt</text:p>
          </table:table-cell>
          <table:table-cell/>
          <table:table-cell table:style-name="ce18" office:value-type="string">
            <text:p>kokma (<text:span text:style-name="T1">kou</text:span><text:span text:style-name="T2">)</text:span></text:p>
          </table:table-cell>
          <table:table-cell table:style-name="ce19" office:value-type="string">
            <text:p>to throw with stones.</text:p>
          </table:table-cell>
          <table:table-cell table:number-columns-repeated="1006"/>
        </table:table-row>
        <table:table-row table:style-name="ro1" table:number-rows-repeated="65240">
          <table:table-cell table:number-columns-repeated="1016"/>
        </table:table-row>
        <table:table-row table:style-name="ro1"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Default" table:number-columns-repeated="13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3"/>
        <table:table-column table:style-name="co3" table:default-cell-style-name="ce13"/>
        <table:table-column table:style-name="co2" table:default-cell-style-name="ce1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3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2"/>
          <table:table-cell table:style-name="ce13"/>
          <table:table-cell table:style-name="ce12" office:value-type="string">
            <text:p>phoks</text:p>
          </table:table-cell>
          <table:table-cell table:style-name="ce13" office:value-type="string">
            <text:p>rouse, awaken</text:p>
          </table:table-cell>
          <table:table-cell table:style-name="ce13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3" table:number-columns-repeated="2"/>
          <table:table-cell/>
        </table:table-row>
        <table:table-row table:style-name="ro12" table:number-rows-repeated="40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5"/>
          <table:table-cell table:style-name="ce14" table:number-columns-repeated="2"/>
        </table:table-row>
        <table:table-row table:style-name="ro12" table:number-rows-repeated="13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6"/>
          <table:table-cell table:style-name="ce14"/>
        </table:table-row>
        <table:table-row table:style-name="ro12" table:number-rows-repeated="7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6"/>
          <table:table-cell table:style-name="ce14"/>
        </table:table-row>
        <table:table-row table:style-name="ro12" table:number-rows-repeated="44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6"/>
          <table:table-cell table:style-name="ce15"/>
        </table:table-row>
        <table:table-row table:style-name="ro12" table:number-rows-repeated="58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6"/>
          <table:table-cell table:style-name="ce14"/>
        </table:table-row>
        <table:table-row table:style-name="ro12" table:number-rows-repeated="23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>
          <table:table-cell table:style-name="ce13"/>
          <table:table-cell table:number-columns-repeated="5"/>
          <table:table-cell table:style-name="ce13" table:number-columns-repeated="6"/>
          <table:table-cell table:style-name="ce14"/>
        </table:table-row>
        <table:table-row table:style-name="ro12" table:number-rows-repeated="16">
          <table:table-cell table:style-name="ce13"/>
          <table:table-cell table:number-columns-repeated="5"/>
          <table:table-cell table:style-name="ce13" table:number-columns-repeated="7"/>
        </table:table-row>
        <table:table-row table:style-name="ro12" table:number-rows-repeated="65324">
          <table:table-cell table:number-columns-repeated="13"/>
        </table:table-row>
        <table:table-row table:style-name="ro12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2">
          <table:table-cell/>
        </table:table-row>
      </table:table>
      <table:database-ranges>
        <table:database-range table:target-range-address="Feuille1.A1:Feuille1.O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" svg:font-family="Gentium" style:font-family-generic="swiss"/>
    <style:font-face style:name="Gentium-Italic" svg:font-family="Gentium-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0">10/09/2025</text:date>, <text:time>08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25-09-10T08:51:53.52</dc:date>
    <meta:editing-duration>P2DT16H16M12S</meta:editing-duration>
    <meta:editing-cycles>444</meta:editing-cycles>
    <meta:generator>OpenOffice/4.1.11$Win32 OpenOffice.org_project/4111m1$Build-9808</meta:generator>
    <meta:document-statistic meta:table-count="3" meta:cell-count="2524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